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double-thin #7030a0" style:border-line-width-bottom="0.51pt 1.5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Bitter" fo:font-size="18pt" fo:font-style="normal" fo:text-shadow="none" style:text-underline-style="none" fo:font-weight="bold" style:font-size-asian="18pt" style:font-style-asian="normal" style:font-weight-asian="bold" style:font-name-complex="Bitter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6">
      <style:table-cell-properties style:rotation-align="none"/>
    </style:style>
    <style:style style:name="ce6" style:family="table-cell" style:parent-style-name="Default" style:data-style-name="N128">
      <style:table-cell-properties style:rotation-align="none"/>
    </style:style>
    <style:style style:name="ce7" style:family="table-cell" style:parent-style-name="Default" style:data-style-name="N12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Working Time Log</text:p>
          </table:table-cell>
          <table:covered-table-cell table:number-columns-repeated="3" table:style-name="ce1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Work Tim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date" office:date-value="2018-01-22" calcext:value-type="date">
            <text:p>1/22/2018</text:p>
          </table:table-cell>
          <table:table-cell table:style-name="ce5" office:value-type="time" office:time-value="PT18H25M00S" calcext:value-type="time">
            <text:p>18:25</text:p>
          </table:table-cell>
          <table:table-cell table:style-name="ce5"/>
          <table:table-cell table:style-name="ce5" table:formula="of:=ABS([.C3]-[.B3])" office:value-type="time" office:time-value="PT18H25M00S" calcext:value-type="time">
            <text:p>18:25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4]-[.B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5]-[.B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6]-[.B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7]-[.B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5" table:number-columns-repeated="2"/>
          <table:table-cell table:style-name="ce5" table:formula="of:=ABS([.C8]-[.B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9]-[.B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6" table:number-columns-repeated="2"/>
          <table:table-cell table:style-name="ce5" table:formula="of:=ABS([.C10]-[.B1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1]-[.B1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2]-[.B1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3]-[.B1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4]-[.B1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5]-[.B1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6]-[.B1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7]-[.B1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8]-[.B1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19]-[.B1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0]-[.B2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1]-[.B2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2]-[.B2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3]-[.B2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4]-[.B2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5]-[.B2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6]-[.B2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7]-[.B2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8]-[.B2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29]-[.B2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0]-[.B3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1]-[.B3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2]-[.B3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3]-[.B3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4]-[.B3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5]-[.B3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6]-[.B3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7]-[.B3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8]-[.B3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39]-[.B3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0]-[.B4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1]-[.B4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2]-[.B4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3]-[.B4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4]-[.B4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5]-[.B4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6]-[.B4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7]-[.B4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8]-[.B4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49]-[.B49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0]-[.B50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1]-[.B51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2]-[.B52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3]-[.B53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4]-[.B54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5]-[.B55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6]-[.B56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7]-[.B57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5" table:number-columns-repeated="2"/>
          <table:table-cell table:style-name="ce5" table:formula="of:=ABS([.C58]-[.B58])" office:value-type="time" office:time-value="PT00H00M00S" calcext:value-type="time">
            <text:p>0: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SUM([$Sheet1.$D$3:.$D$58])*24" office:value-type="float" office:value="18.4166666666667" calcext:value-type="float">
            <text:p>18.4166666667</text:p>
          </table:table-cell>
          <table:table-cell table:number-columns-repeated="1020"/>
        </table:table-row>
        <table:table-row table:style-name="ro4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Sheet1.A2:Sheet1.D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8-01-22T18:58:10.770606223</dc:date>
    <meta:editing-cycles>9</meta:editing-cycles>
    <meta:editing-duration>PT5H34M56S</meta:editing-duration>
    <meta:generator>LibreOffice/5.1.6.2$Linux_X86_64 LibreOffice_project/10m0$Build-2</meta:generator>
    <meta:document-statistic meta:table-count="1" meta:cell-count="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5db303b-a9f1-405b-b07d-7d772cd7f38c</meta:user-defined>
  </office:meta>
</office:document-meta>
</file>